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ppleRequest.DefaultAppleRequest( List params ,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ppleRequest.getCocoo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quest.getSitemap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quest.getSitemap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quest.getSitemapParameter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